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76.0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1-0_sc_WORD,rule</text:p>
          </table:table-cell>
          <table:table-cell office:value-type="float" office:value="1204498" calcext:value-type="float">
            <text:p>120449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1-0_WORD,rule</text:p>
          </table:table-cell>
          <table:table-cell office:value-type="float" office:value="293780" calcext:value-type="float">
            <text:p>2937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ay_cc_WORD,rule</text:p>
          </table:table-cell>
          <table:table-cell office:value-type="float" office:value="910718" calcext:value-type="float">
            <text:p>91071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ay_dd_WORD,rule</text:p>
          </table:table-cell>
          <table:table-cell office:value-type="float" office:value="91071800" calcext:value-type="float">
            <text:p>91071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ay_mon_dd_WORD,rule</text:p>
          </table:table-cell>
          <table:table-cell office:value-type="float" office:value="1073002072" calcext:value-type="float">
            <text:p>107300207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ay_WORD,rule</text:p>
          </table:table-cell>
          <table:table-cell office:value-type="float" office:value="910718" calcext:value-type="float">
            <text:p>91071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ay_WORD_dd,rule</text:p>
          </table:table-cell>
          <table:table-cell office:value-type="float" office:value="91071800" calcext:value-type="float">
            <text:p>91071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ay_WORD_sc,rule</text:p>
          </table:table-cell>
          <table:table-cell office:value-type="float" office:value="4553590" calcext:value-type="float">
            <text:p>455359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ay_WORD_year,rule</text:p>
          </table:table-cell>
          <table:table-cell office:value-type="float" office:value="151002920" calcext:value-type="float">
            <text:p>1510029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ddd_WORD,rule</text:p>
          </table:table-cell>
          <table:table-cell office:value-type="float" office:value="293780000" calcext:value-type="float">
            <text:p>2937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dd_WORD,rule</text:p>
          </table:table-cell>
          <table:table-cell office:value-type="float" office:value="29378000" calcext:value-type="float">
            <text:p>2937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d_WORD,rule</text:p>
          </table:table-cell>
          <table:table-cell office:value-type="float" office:value="2937800" calcext:value-type="float">
            <text:p>2937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_sc_WORD,rule</text:p>
          </table:table-cell>
          <table:table-cell office:value-type="float" office:value="1468900" calcext:value-type="float">
            <text:p>1468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_WORD,rule</text:p>
          </table:table-cell>
          <table:table-cell office:value-type="float" office:value="293780" calcext:value-type="float">
            <text:p>2937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dddd_WORD,rule</text:p>
          </table:table-cell>
          <table:table-cell office:value-type="float" office:value="1468900000" calcext:value-type="float">
            <text:p>14689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dd_WORD,rule</text:p>
          </table:table-cell>
          <table:table-cell office:value-type="float" office:value="14689000" calcext:value-type="float">
            <text:p>1468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WORD_d,rule</text:p>
          </table:table-cell>
          <table:table-cell office:value-type="float" office:value="1175120" calcext:value-type="float">
            <text:p>11751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WORD_dd_mon_sc,rule</text:p>
          </table:table-cell>
          <table:table-cell office:value-type="float" office:value="152765600" calcext:value-type="float">
            <text:p>152765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WORD_dd_sc,rule</text:p>
          </table:table-cell>
          <table:table-cell office:value-type="float" office:value="11751200" calcext:value-type="float">
            <text:p>11751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WORD_mon_day_sc,rule</text:p>
          </table:table-cell>
          <table:table-cell office:value-type="float" office:value="48884992" calcext:value-type="float">
            <text:p>4888499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WORD_year,rule</text:p>
          </table:table-cell>
          <table:table-cell office:value-type="float" office:value="15276560" calcext:value-type="float">
            <text:p>15276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WORD_year_sc,rule</text:p>
          </table:table-cell>
          <table:table-cell office:value-type="float" office:value="15276560" calcext:value-type="float">
            <text:p>15276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year_WORD,rule</text:p>
          </table:table-cell>
          <table:table-cell office:value-type="float" office:value="19095700" calcext:value-type="float">
            <text:p>19095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2sc_dd,rule</text:p>
          </table:table-cell>
          <table:table-cell office:value-type="float" office:value="20593978" calcext:value-type="float">
            <text:p>205939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ay_dd_mon,rule</text:p>
          </table:table-cell>
          <table:table-cell office:value-type="float" office:value="1222154178" calcext:value-type="float">
            <text:p>12221541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ay_mon,rule</text:p>
          </table:table-cell>
          <table:table-cell office:value-type="float" office:value="12280004" calcext:value-type="float">
            <text:p>122800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ay_mon_dd,rule</text:p>
          </table:table-cell>
          <table:table-cell office:value-type="float" office:value="1073002072" calcext:value-type="float">
            <text:p>107300207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ay_mon_sc,rule</text:p>
          </table:table-cell>
          <table:table-cell office:value-type="float" office:value="73503756" calcext:value-type="float">
            <text:p>7350375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ay_mon_year,rule</text:p>
          </table:table-cell>
          <table:table-cell office:value-type="float" office:value="546430800" calcext:value-type="float">
            <text:p>54643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d,rule</text:p>
          </table:table-cell>
          <table:table-cell office:value-type="float" office:value="2937800" calcext:value-type="float">
            <text:p>2937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dd,rule</text:p>
          </table:table-cell>
          <table:table-cell office:value-type="float" office:value="29378000" calcext:value-type="float">
            <text:p>2937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ddd,rule</text:p>
          </table:table-cell>
          <table:table-cell office:value-type="float" office:value="293780000" calcext:value-type="float">
            <text:p>2937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dd_sc,rule</text:p>
          </table:table-cell>
          <table:table-cell office:value-type="float" office:value="205675378" calcext:value-type="float">
            <text:p>2056753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d_2sc,rule</text:p>
          </table:table-cell>
          <table:table-cell office:value-type="float" office:value="20564600" calcext:value-type="float">
            <text:p>20564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d_age,rule</text:p>
          </table:table-cell>
          <table:table-cell office:value-type="float" office:value="32903360" calcext:value-type="float">
            <text:p>329033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d_age_sc,rule</text:p>
          </table:table-cell>
          <table:table-cell office:value-type="float" office:value="197243892" calcext:value-type="float">
            <text:p>19724389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d_sc,rule</text:p>
          </table:table-cell>
          <table:table-cell office:value-type="float" office:value="20593978" calcext:value-type="float">
            <text:p>205939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mon_dd,rule</text:p>
          </table:table-cell>
          <table:table-cell office:value-type="float" office:value="38220778" calcext:value-type="float">
            <text:p>382207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mon_dd_sc,rule</text:p>
          </table:table-cell>
          <table:table-cell office:value-type="float" office:value="229148400" calcext:value-type="float">
            <text:p>22914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pd,rule</text:p>
          </table:table-cell>
          <table:table-cell office:value-type="float" office:value="2027082" calcext:value-type="float">
            <text:p>202708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sc_dd,rule</text:p>
          </table:table-cell>
          <table:table-cell office:value-type="float" office:value="17626800" calcext:value-type="float">
            <text:p>17626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sc_year,rule</text:p>
          </table:table-cell>
          <table:table-cell office:value-type="float" office:value="14130818" calcext:value-type="float">
            <text:p>1413081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year,rule</text:p>
          </table:table-cell>
          <table:table-cell office:value-type="float" office:value="3819140" calcext:value-type="float">
            <text:p>38191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year_mon,rule</text:p>
          </table:table-cell>
          <table:table-cell office:value-type="float" office:value="28232258" calcext:value-type="float">
            <text:p>2823225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year_sc,rule</text:p>
          </table:table-cell>
          <table:table-cell office:value-type="float" office:value="125737840" calcext:value-type="float">
            <text:p>1257378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year_sc_WORD,rule</text:p>
          </table:table-cell>
          <table:table-cell office:value-type="float" office:value="19095700" calcext:value-type="float">
            <text:p>19095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year_WORD,rule</text:p>
          </table:table-cell>
          <table:table-cell office:value-type="float" office:value="3819140" calcext:value-type="float">
            <text:p>38191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year_WORD_sc,rule</text:p>
          </table:table-cell>
          <table:table-cell office:value-type="float" office:value="15276560" calcext:value-type="float">
            <text:p>15276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1-0_sc_wORD,rule</text:p>
          </table:table-cell>
          <table:table-cell office:value-type="float" office:value="1204498" calcext:value-type="float">
            <text:p>120449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1-0_wORD,rule</text:p>
          </table:table-cell>
          <table:table-cell office:value-type="float" office:value="293780" calcext:value-type="float">
            <text:p>2937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ay_cc_wORD,rule</text:p>
          </table:table-cell>
          <table:table-cell office:value-type="float" office:value="910718" calcext:value-type="float">
            <text:p>91071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ay_dd_wORD,rule</text:p>
          </table:table-cell>
          <table:table-cell office:value-type="float" office:value="91071800" calcext:value-type="float">
            <text:p>91071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ay_mon_dd_wORD,rule</text:p>
          </table:table-cell>
          <table:table-cell office:value-type="float" office:value="1073002072" calcext:value-type="float">
            <text:p>107300207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ay_wORD,rule</text:p>
          </table:table-cell>
          <table:table-cell office:value-type="float" office:value="910718" calcext:value-type="float">
            <text:p>91071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ay_wORD_dd,rule</text:p>
          </table:table-cell>
          <table:table-cell office:value-type="float" office:value="91071800" calcext:value-type="float">
            <text:p>91071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ay_wORD_sc,rule</text:p>
          </table:table-cell>
          <table:table-cell office:value-type="float" office:value="4553590" calcext:value-type="float">
            <text:p>455359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ay_wORD_year,rule</text:p>
          </table:table-cell>
          <table:table-cell office:value-type="float" office:value="151002920" calcext:value-type="float">
            <text:p>1510029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ddd_wORD,rule</text:p>
          </table:table-cell>
          <table:table-cell office:value-type="float" office:value="293780000" calcext:value-type="float">
            <text:p>2937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dd_wORD,rule</text:p>
          </table:table-cell>
          <table:table-cell office:value-type="float" office:value="29378000" calcext:value-type="float">
            <text:p>2937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d_wORD,rule</text:p>
          </table:table-cell>
          <table:table-cell office:value-type="float" office:value="2937800" calcext:value-type="float">
            <text:p>2937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_sc_wORD,rule</text:p>
          </table:table-cell>
          <table:table-cell office:value-type="float" office:value="1468900" calcext:value-type="float">
            <text:p>1468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_wORD,rule</text:p>
          </table:table-cell>
          <table:table-cell office:value-type="float" office:value="293780" calcext:value-type="float">
            <text:p>2937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dddd_wORD,rule</text:p>
          </table:table-cell>
          <table:table-cell office:value-type="float" office:value="1468900000" calcext:value-type="float">
            <text:p>14689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dd_wORD,rule</text:p>
          </table:table-cell>
          <table:table-cell office:value-type="float" office:value="14689000" calcext:value-type="float">
            <text:p>1468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wORD_d,rule</text:p>
          </table:table-cell>
          <table:table-cell office:value-type="float" office:value="1175120" calcext:value-type="float">
            <text:p>11751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wORD_dd_mon_sc,rule</text:p>
          </table:table-cell>
          <table:table-cell office:value-type="float" office:value="152765600" calcext:value-type="float">
            <text:p>152765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wORD_dd_sc,rule</text:p>
          </table:table-cell>
          <table:table-cell office:value-type="float" office:value="11751200" calcext:value-type="float">
            <text:p>11751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wORD_mon_day_sc,rule</text:p>
          </table:table-cell>
          <table:table-cell office:value-type="float" office:value="48884992" calcext:value-type="float">
            <text:p>4888499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wORD_year,rule</text:p>
          </table:table-cell>
          <table:table-cell office:value-type="float" office:value="15276560" calcext:value-type="float">
            <text:p>15276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wORD_year_sc,rule</text:p>
          </table:table-cell>
          <table:table-cell office:value-type="float" office:value="15276560" calcext:value-type="float">
            <text:p>15276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year_wORD,rule</text:p>
          </table:table-cell>
          <table:table-cell office:value-type="float" office:value="19095700" calcext:value-type="float">
            <text:p>19095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2sc_dd,rule</text:p>
          </table:table-cell>
          <table:table-cell office:value-type="float" office:value="20593978" calcext:value-type="float">
            <text:p>205939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ay_dd_mon,rule</text:p>
          </table:table-cell>
          <table:table-cell office:value-type="float" office:value="1222154178" calcext:value-type="float">
            <text:p>12221541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ay_mon,rule</text:p>
          </table:table-cell>
          <table:table-cell office:value-type="float" office:value="12280004" calcext:value-type="float">
            <text:p>122800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ay_mon_dd,rule</text:p>
          </table:table-cell>
          <table:table-cell office:value-type="float" office:value="1073002072" calcext:value-type="float">
            <text:p>107300207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ay_mon_sc,rule</text:p>
          </table:table-cell>
          <table:table-cell office:value-type="float" office:value="73503756" calcext:value-type="float">
            <text:p>7350375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ay_mon_year,rule</text:p>
          </table:table-cell>
          <table:table-cell office:value-type="float" office:value="546430800" calcext:value-type="float">
            <text:p>54643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d,rule</text:p>
          </table:table-cell>
          <table:table-cell office:value-type="float" office:value="2937800" calcext:value-type="float">
            <text:p>2937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dd,rule</text:p>
          </table:table-cell>
          <table:table-cell office:value-type="float" office:value="29378000" calcext:value-type="float">
            <text:p>2937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ddd,rule</text:p>
          </table:table-cell>
          <table:table-cell office:value-type="float" office:value="293780000" calcext:value-type="float">
            <text:p>2937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dd_sc,rule</text:p>
          </table:table-cell>
          <table:table-cell office:value-type="float" office:value="205675378" calcext:value-type="float">
            <text:p>2056753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d_2sc,rule</text:p>
          </table:table-cell>
          <table:table-cell office:value-type="float" office:value="20564600" calcext:value-type="float">
            <text:p>20564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d_age,rule</text:p>
          </table:table-cell>
          <table:table-cell office:value-type="float" office:value="32903360" calcext:value-type="float">
            <text:p>329033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d_age_sc,rule</text:p>
          </table:table-cell>
          <table:table-cell office:value-type="float" office:value="197243892" calcext:value-type="float">
            <text:p>19724389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d_sc,rule</text:p>
          </table:table-cell>
          <table:table-cell office:value-type="float" office:value="20593978" calcext:value-type="float">
            <text:p>205939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mon_dd,rule</text:p>
          </table:table-cell>
          <table:table-cell office:value-type="float" office:value="38220778" calcext:value-type="float">
            <text:p>382207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mon_dd_sc,rule</text:p>
          </table:table-cell>
          <table:table-cell office:value-type="float" office:value="229148400" calcext:value-type="float">
            <text:p>22914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pd,rule</text:p>
          </table:table-cell>
          <table:table-cell office:value-type="float" office:value="2027082" calcext:value-type="float">
            <text:p>202708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sc_dd,rule</text:p>
          </table:table-cell>
          <table:table-cell office:value-type="float" office:value="17626800" calcext:value-type="float">
            <text:p>17626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sc_year,rule</text:p>
          </table:table-cell>
          <table:table-cell office:value-type="float" office:value="14130818" calcext:value-type="float">
            <text:p>1413081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year,rule</text:p>
          </table:table-cell>
          <table:table-cell office:value-type="float" office:value="3819140" calcext:value-type="float">
            <text:p>38191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year_mon,rule</text:p>
          </table:table-cell>
          <table:table-cell office:value-type="float" office:value="28232258" calcext:value-type="float">
            <text:p>2823225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year_sc,rule</text:p>
          </table:table-cell>
          <table:table-cell office:value-type="float" office:value="125737840" calcext:value-type="float">
            <text:p>1257378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year_sc_wORD,rule</text:p>
          </table:table-cell>
          <table:table-cell office:value-type="float" office:value="19095700" calcext:value-type="float">
            <text:p>19095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year_wORD,rule</text:p>
          </table:table-cell>
          <table:table-cell office:value-type="float" office:value="3819140" calcext:value-type="float">
            <text:p>38191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year_wORD_sc,rule</text:p>
          </table:table-cell>
          <table:table-cell office:value-type="float" office:value="15276560" calcext:value-type="float">
            <text:p>15276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1-0_sc_Word,rule</text:p>
          </table:table-cell>
          <table:table-cell office:value-type="float" office:value="1204498" calcext:value-type="float">
            <text:p>120449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1-0_Word,rule</text:p>
          </table:table-cell>
          <table:table-cell office:value-type="float" office:value="293780" calcext:value-type="float">
            <text:p>2937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ay_cc_Word,rule</text:p>
          </table:table-cell>
          <table:table-cell office:value-type="float" office:value="910718" calcext:value-type="float">
            <text:p>91071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ay_dd_Word,rule</text:p>
          </table:table-cell>
          <table:table-cell office:value-type="float" office:value="91071800" calcext:value-type="float">
            <text:p>91071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ay_mon_dd_Word,rule</text:p>
          </table:table-cell>
          <table:table-cell office:value-type="float" office:value="1073002072" calcext:value-type="float">
            <text:p>107300207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ay_Word,rule</text:p>
          </table:table-cell>
          <table:table-cell office:value-type="float" office:value="910718" calcext:value-type="float">
            <text:p>91071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ay_Word_dd,rule</text:p>
          </table:table-cell>
          <table:table-cell office:value-type="float" office:value="91071800" calcext:value-type="float">
            <text:p>91071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ay_Word_sc,rule</text:p>
          </table:table-cell>
          <table:table-cell office:value-type="float" office:value="4553590" calcext:value-type="float">
            <text:p>455359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ay_Word_year,rule</text:p>
          </table:table-cell>
          <table:table-cell office:value-type="float" office:value="151002920" calcext:value-type="float">
            <text:p>1510029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ddd_Word,rule</text:p>
          </table:table-cell>
          <table:table-cell office:value-type="float" office:value="293780000" calcext:value-type="float">
            <text:p>2937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dd_Word,rule</text:p>
          </table:table-cell>
          <table:table-cell office:value-type="float" office:value="29378000" calcext:value-type="float">
            <text:p>2937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d_Word,rule</text:p>
          </table:table-cell>
          <table:table-cell office:value-type="float" office:value="2937800" calcext:value-type="float">
            <text:p>2937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_sc_Word,rule</text:p>
          </table:table-cell>
          <table:table-cell office:value-type="float" office:value="1468900" calcext:value-type="float">
            <text:p>1468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_Word,rule</text:p>
          </table:table-cell>
          <table:table-cell office:value-type="float" office:value="293780" calcext:value-type="float">
            <text:p>2937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dddd_Word,rule</text:p>
          </table:table-cell>
          <table:table-cell office:value-type="float" office:value="1468900000" calcext:value-type="float">
            <text:p>14689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dd_Word,rule</text:p>
          </table:table-cell>
          <table:table-cell office:value-type="float" office:value="14689000" calcext:value-type="float">
            <text:p>1468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Word_d,rule</text:p>
          </table:table-cell>
          <table:table-cell office:value-type="float" office:value="1175120" calcext:value-type="float">
            <text:p>11751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Word_dd_mon_sc,rule</text:p>
          </table:table-cell>
          <table:table-cell office:value-type="float" office:value="152765600" calcext:value-type="float">
            <text:p>152765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Word_dd_sc,rule</text:p>
          </table:table-cell>
          <table:table-cell office:value-type="float" office:value="11751200" calcext:value-type="float">
            <text:p>11751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Word_mon_day_sc,rule</text:p>
          </table:table-cell>
          <table:table-cell office:value-type="float" office:value="48884992" calcext:value-type="float">
            <text:p>4888499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Word_year,rule</text:p>
          </table:table-cell>
          <table:table-cell office:value-type="float" office:value="15276560" calcext:value-type="float">
            <text:p>15276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Word_year_sc,rule</text:p>
          </table:table-cell>
          <table:table-cell office:value-type="float" office:value="15276560" calcext:value-type="float">
            <text:p>15276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year_Word,rule</text:p>
          </table:table-cell>
          <table:table-cell office:value-type="float" office:value="19095700" calcext:value-type="float">
            <text:p>19095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2sc_dd,rule</text:p>
          </table:table-cell>
          <table:table-cell office:value-type="float" office:value="20593978" calcext:value-type="float">
            <text:p>205939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ay_dd_mon,rule</text:p>
          </table:table-cell>
          <table:table-cell office:value-type="float" office:value="1222154178" calcext:value-type="float">
            <text:p>12221541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ay_mon,rule</text:p>
          </table:table-cell>
          <table:table-cell office:value-type="float" office:value="12280004" calcext:value-type="float">
            <text:p>12280004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ay_mon_dd,rule</text:p>
          </table:table-cell>
          <table:table-cell office:value-type="float" office:value="1073002072" calcext:value-type="float">
            <text:p>107300207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ay_mon_sc,rule</text:p>
          </table:table-cell>
          <table:table-cell office:value-type="float" office:value="73503756" calcext:value-type="float">
            <text:p>7350375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ay_mon_year,rule</text:p>
          </table:table-cell>
          <table:table-cell office:value-type="float" office:value="546430800" calcext:value-type="float">
            <text:p>54643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d,rule</text:p>
          </table:table-cell>
          <table:table-cell office:value-type="float" office:value="2937800" calcext:value-type="float">
            <text:p>293780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dd,rule</text:p>
          </table:table-cell>
          <table:table-cell office:value-type="float" office:value="29378000" calcext:value-type="float">
            <text:p>29378000</text:p>
          </table:table-cell>
          <table:table-cell office:value-type="float" office:value="5.35038828607379" calcext:value-type="float">
            <text:p>5,35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ddd,rule</text:p>
          </table:table-cell>
          <table:table-cell office:value-type="float" office:value="293780000" calcext:value-type="float">
            <text:p>2937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dd_sc,rule</text:p>
          </table:table-cell>
          <table:table-cell office:value-type="float" office:value="205675378" calcext:value-type="float">
            <text:p>2056753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d_2sc,rule</text:p>
          </table:table-cell>
          <table:table-cell office:value-type="float" office:value="20564600" calcext:value-type="float">
            <text:p>20564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d_age,rule</text:p>
          </table:table-cell>
          <table:table-cell office:value-type="float" office:value="32903360" calcext:value-type="float">
            <text:p>329033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d_age_sc,rule</text:p>
          </table:table-cell>
          <table:table-cell office:value-type="float" office:value="197243892" calcext:value-type="float">
            <text:p>19724389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d_sc,rule</text:p>
          </table:table-cell>
          <table:table-cell office:value-type="float" office:value="20593978" calcext:value-type="float">
            <text:p>205939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mon_dd,rule</text:p>
          </table:table-cell>
          <table:table-cell office:value-type="float" office:value="38220778" calcext:value-type="float">
            <text:p>382207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mon_dd_sc,rule</text:p>
          </table:table-cell>
          <table:table-cell office:value-type="float" office:value="229148400" calcext:value-type="float">
            <text:p>22914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pd,rule</text:p>
          </table:table-cell>
          <table:table-cell office:value-type="float" office:value="2027082" calcext:value-type="float">
            <text:p>202708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sc_dd,rule</text:p>
          </table:table-cell>
          <table:table-cell office:value-type="float" office:value="17626800" calcext:value-type="float">
            <text:p>1762680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sc_year,rule</text:p>
          </table:table-cell>
          <table:table-cell office:value-type="float" office:value="14130818" calcext:value-type="float">
            <text:p>1413081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year,rule</text:p>
          </table:table-cell>
          <table:table-cell office:value-type="float" office:value="3819140" calcext:value-type="float">
            <text:p>3819140</text:p>
          </table:table-cell>
          <table:table-cell office:value-type="float" office:value="5.1450504320243" calcext:value-type="float">
            <text:p>5,15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year_mon,rule</text:p>
          </table:table-cell>
          <table:table-cell office:value-type="float" office:value="28232258" calcext:value-type="float">
            <text:p>2823225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year_sc,rule</text:p>
          </table:table-cell>
          <table:table-cell office:value-type="float" office:value="125737840" calcext:value-type="float">
            <text:p>1257378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year_sc_Word,rule</text:p>
          </table:table-cell>
          <table:table-cell office:value-type="float" office:value="19095700" calcext:value-type="float">
            <text:p>19095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year_Word,rule</text:p>
          </table:table-cell>
          <table:table-cell office:value-type="float" office:value="3819140" calcext:value-type="float">
            <text:p>38191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year_Word_sc,rule</text:p>
          </table:table-cell>
          <table:table-cell office:value-type="float" office:value="15276560" calcext:value-type="float">
            <text:p>15276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1-0_sc_word,rule</text:p>
          </table:table-cell>
          <table:table-cell office:value-type="float" office:value="1204498" calcext:value-type="float">
            <text:p>120449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1-0_word,rule</text:p>
          </table:table-cell>
          <table:table-cell office:value-type="float" office:value="293780" calcext:value-type="float">
            <text:p>2937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ay_cc_word,rule</text:p>
          </table:table-cell>
          <table:table-cell office:value-type="float" office:value="910718" calcext:value-type="float">
            <text:p>91071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ay_dd_word,rule</text:p>
          </table:table-cell>
          <table:table-cell office:value-type="float" office:value="91071800" calcext:value-type="float">
            <text:p>91071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ay_mon_dd_word,rule</text:p>
          </table:table-cell>
          <table:table-cell office:value-type="float" office:value="1073002072" calcext:value-type="float">
            <text:p>107300207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ay_word,rule</text:p>
          </table:table-cell>
          <table:table-cell office:value-type="float" office:value="910718" calcext:value-type="float">
            <text:p>91071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ay_word_dd,rule</text:p>
          </table:table-cell>
          <table:table-cell office:value-type="float" office:value="91071800" calcext:value-type="float">
            <text:p>91071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ay_word_sc,rule</text:p>
          </table:table-cell>
          <table:table-cell office:value-type="float" office:value="4553590" calcext:value-type="float">
            <text:p>455359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ay_word_year,rule</text:p>
          </table:table-cell>
          <table:table-cell office:value-type="float" office:value="151002920" calcext:value-type="float">
            <text:p>1510029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ddd_word,rule</text:p>
          </table:table-cell>
          <table:table-cell office:value-type="float" office:value="293780000" calcext:value-type="float">
            <text:p>2937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dd_word,rule</text:p>
          </table:table-cell>
          <table:table-cell office:value-type="float" office:value="29378000" calcext:value-type="float">
            <text:p>2937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d_word,rule</text:p>
          </table:table-cell>
          <table:table-cell office:value-type="float" office:value="2937800" calcext:value-type="float">
            <text:p>2937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_sc_word,rule</text:p>
          </table:table-cell>
          <table:table-cell office:value-type="float" office:value="1468900" calcext:value-type="float">
            <text:p>1468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d_word,rule</text:p>
          </table:table-cell>
          <table:table-cell office:value-type="float" office:value="293780" calcext:value-type="float">
            <text:p>2937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dddd_word,rule</text:p>
          </table:table-cell>
          <table:table-cell office:value-type="float" office:value="1468900000" calcext:value-type="float">
            <text:p>14689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dd_word,rule</text:p>
          </table:table-cell>
          <table:table-cell office:value-type="float" office:value="14689000" calcext:value-type="float">
            <text:p>1468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word_d,rule</text:p>
          </table:table-cell>
          <table:table-cell office:value-type="float" office:value="1175120" calcext:value-type="float">
            <text:p>11751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word_dd_mon_sc,rule</text:p>
          </table:table-cell>
          <table:table-cell office:value-type="float" office:value="152765600" calcext:value-type="float">
            <text:p>152765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word_dd_sc,rule</text:p>
          </table:table-cell>
          <table:table-cell office:value-type="float" office:value="11751200" calcext:value-type="float">
            <text:p>11751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word_mon_day_sc,rule</text:p>
          </table:table-cell>
          <table:table-cell office:value-type="float" office:value="48884992" calcext:value-type="float">
            <text:p>4888499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word_year,rule</text:p>
          </table:table-cell>
          <table:table-cell office:value-type="float" office:value="15276560" calcext:value-type="float">
            <text:p>15276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word_year_sc,rule</text:p>
          </table:table-cell>
          <table:table-cell office:value-type="float" office:value="15276560" calcext:value-type="float">
            <text:p>15276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sc_year_word,rule</text:p>
          </table:table-cell>
          <table:table-cell office:value-type="float" office:value="19095700" calcext:value-type="float">
            <text:p>19095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2sc_dd,rule</text:p>
          </table:table-cell>
          <table:table-cell office:value-type="float" office:value="20593978" calcext:value-type="float">
            <text:p>205939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ay_dd_mon,rule</text:p>
          </table:table-cell>
          <table:table-cell office:value-type="float" office:value="1222154178" calcext:value-type="float">
            <text:p>12221541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ay_mon,rule</text:p>
          </table:table-cell>
          <table:table-cell office:value-type="float" office:value="12280004" calcext:value-type="float">
            <text:p>122800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ay_mon_dd,rule</text:p>
          </table:table-cell>
          <table:table-cell office:value-type="float" office:value="1073002072" calcext:value-type="float">
            <text:p>107300207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ay_mon_sc,rule</text:p>
          </table:table-cell>
          <table:table-cell office:value-type="float" office:value="73503756" calcext:value-type="float">
            <text:p>7350375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ay_mon_year,rule</text:p>
          </table:table-cell>
          <table:table-cell office:value-type="float" office:value="546430800" calcext:value-type="float">
            <text:p>54643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d,rule</text:p>
          </table:table-cell>
          <table:table-cell office:value-type="float" office:value="2937800" calcext:value-type="float">
            <text:p>2937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dd,rule</text:p>
          </table:table-cell>
          <table:table-cell office:value-type="float" office:value="29378000" calcext:value-type="float">
            <text:p>2937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ddd,rule</text:p>
          </table:table-cell>
          <table:table-cell office:value-type="float" office:value="293780000" calcext:value-type="float">
            <text:p>29378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dd_sc,rule</text:p>
          </table:table-cell>
          <table:table-cell office:value-type="float" office:value="205675378" calcext:value-type="float">
            <text:p>205675378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d_2sc,rule</text:p>
          </table:table-cell>
          <table:table-cell office:value-type="float" office:value="20564600" calcext:value-type="float">
            <text:p>20564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d_age,rule</text:p>
          </table:table-cell>
          <table:table-cell office:value-type="float" office:value="32903360" calcext:value-type="float">
            <text:p>329033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d_age_sc,rule</text:p>
          </table:table-cell>
          <table:table-cell office:value-type="float" office:value="197243892" calcext:value-type="float">
            <text:p>19724389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dd_sc,rule</text:p>
          </table:table-cell>
          <table:table-cell office:value-type="float" office:value="20593978" calcext:value-type="float">
            <text:p>205939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mon_dd,rule</text:p>
          </table:table-cell>
          <table:table-cell office:value-type="float" office:value="38220778" calcext:value-type="float">
            <text:p>382207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mon_dd_sc,rule</text:p>
          </table:table-cell>
          <table:table-cell office:value-type="float" office:value="229148400" calcext:value-type="float">
            <text:p>22914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pd,rule</text:p>
          </table:table-cell>
          <table:table-cell office:value-type="float" office:value="2027082" calcext:value-type="float">
            <text:p>202708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sc_dd,rule</text:p>
          </table:table-cell>
          <table:table-cell office:value-type="float" office:value="17626800" calcext:value-type="float">
            <text:p>17626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sc_year,rule</text:p>
          </table:table-cell>
          <table:table-cell office:value-type="float" office:value="14130818" calcext:value-type="float">
            <text:p>1413081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year,rule</text:p>
          </table:table-cell>
          <table:table-cell office:value-type="float" office:value="3819140" calcext:value-type="float">
            <text:p>38191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year_mon,rule</text:p>
          </table:table-cell>
          <table:table-cell office:value-type="float" office:value="28232258" calcext:value-type="float">
            <text:p>2823225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word_year_sc,rule</text:p>
          </table:table-cell>
          <table:table-cell office:value-type="float" office:value="125737840" calcext:value-type="float">
            <text:p>1257378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year_sc_word,rule</text:p>
          </table:table-cell>
          <table:table-cell office:value-type="float" office:value="19095700" calcext:value-type="float">
            <text:p>19095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year_word,rule</text:p>
          </table:table-cell>
          <table:table-cell office:value-type="float" office:value="3819140" calcext:value-type="float">
            <text:p>38191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adj_male</text:p>
          </table:table-cell>
          <table:table-cell office:value-type="string" calcext:value-type="string">
            <text:p>year_word_sc,rule</text:p>
          </table:table-cell>
          <table:table-cell office:value-type="float" office:value="15276560" calcext:value-type="float">
            <text:p>15276560</text:p>
          </table:table-cell>
          <table:table-cell office:value-type="float" office:value="3.86118500982658" calcext:value-type="float">
            <text:p>3,8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18:23:14.9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3S</meta:editing-duration>
    <meta:editing-cycles>3</meta:editing-cycles>
    <meta:generator>LibreOffice/5.2.0.4$Windows_x86 LibreOffice_project/066b007f5ebcc236395c7d282ba488bca6720265</meta:generator>
    <dc:date>2016-08-13T18:24:16.431000000</dc:date>
    <meta:document-statistic meta:table-count="3" meta:cell-count="772" meta:object-count="0"/>
    <meta:user-defined meta:name="Info 1"/>
    <meta:user-defined meta:name="Info 2"/>
    <meta:user-defined meta:name="Info 3"/>
    <meta:user-defined meta:name="Info 4"/>
  </office:meta>
</office:document-meta>
</file>